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Diamond.xml" manifest:media-type="text/xml"/>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3" svg:font-family="Tahoma"/>
    <style:font-face style:name="Bitstream Vera Sans Mono" svg:font-family="'Bitstream Vera Sans Mono'" style:font-adornments="Gras"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2" svg:font-family="Tahoma" style:font-pitch="variable"/>
    <style:font-face style:name="Letter Gothic MT" svg:font-family="'Letter Gothic MT'" style:font-adornments="Gras" style:font-family-generic="moder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Arial Black" svg:font-family="'Arial Black'" style:font-adornments="Gras" style:font-family-generic="swiss" style:font-pitch="variable"/>
    <style:font-face style:name="Arial Black1" svg:font-family="'Arial Black'" style:font-adornments="Italique gras" style:font-family-generic="swiss" style:font-pitch="variable"/>
    <style:font-face style:name="Arial Narrow" svg:font-family="'Arial Narrow'" style:font-adornments="Italique" style:font-family-generic="swiss" style:font-pitch="variable"/>
    <style:font-face style:name="Tahoma1" svg:font-family="Tahoma" style:font-adornments="Gras" style:font-family-generic="swiss" style:font-pitch="variable"/>
    <style:font-face style:name="Tahoma" svg:font-family="Tahoma" style:font-adornments="Normal" style:font-family-generic="swiss" style:font-pitch="variable"/>
  </office:font-face-decls>
  <office:automatic-styles>
    <style:style style:name="Tableau1" style:family="table">
      <style:table-properties style:width="16.999cm" table:align="margins"/>
    </style:style>
    <style:style style:name="Tableau1.A" style:family="table-column">
      <style:table-column-properties style:column-width="5.666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legende">
      <style:text-properties officeooo:paragraph-rsid="0017b11c"/>
    </style:style>
    <style:style style:name="P2" style:family="paragraph" style:parent-style-name="chapeau">
      <style:text-properties officeooo:paragraph-rsid="0017b11c"/>
    </style:style>
    <style:style style:name="P3" style:family="paragraph" style:parent-style-name="code">
      <style:text-properties officeooo:paragraph-rsid="0017b11c"/>
    </style:style>
    <style:style style:name="P4" style:family="paragraph" style:parent-style-name="pragma">
      <style:text-properties officeooo:rsid="00078f18" officeooo:paragraph-rsid="0017b11c"/>
    </style:style>
    <style:style style:name="P5" style:family="paragraph" style:parent-style-name="pragma">
      <style:text-properties officeooo:paragraph-rsid="0017b11c"/>
    </style:style>
    <style:style style:name="P6" style:family="paragraph" style:parent-style-name="Signature">
      <style:text-properties officeooo:rsid="001591f2" officeooo:paragraph-rsid="0017b11c"/>
    </style:style>
    <style:style style:name="P7" style:family="paragraph" style:parent-style-name="Signature">
      <style:text-properties officeooo:paragraph-rsid="0017b11c"/>
    </style:style>
    <style:style style:name="P8" style:family="paragraph" style:parent-style-name="console">
      <style:text-properties officeooo:paragraph-rsid="0017b11c"/>
    </style:style>
    <style:style style:name="P9" style:family="paragraph" style:parent-style-name="Heading_20_3">
      <style:text-properties officeooo:paragraph-rsid="0017b11c"/>
    </style:style>
    <style:style style:name="P10" style:family="paragraph" style:parent-style-name="Heading_20_4">
      <style:text-properties officeooo:paragraph-rsid="0017b11c"/>
    </style:style>
    <style:style style:name="P11" style:family="paragraph" style:parent-style-name="Normal">
      <style:text-properties officeooo:rsid="0009a43c" officeooo:paragraph-rsid="0017b11c"/>
    </style:style>
    <style:style style:name="P12" style:family="paragraph" style:parent-style-name="Normal">
      <style:text-properties officeooo:rsid="001591f2" officeooo:paragraph-rsid="0017b11c"/>
    </style:style>
    <style:style style:name="P13" style:family="paragraph" style:parent-style-name="Normal">
      <style:text-properties officeooo:rsid="00078f18" officeooo:paragraph-rsid="0017b11c"/>
    </style:style>
    <style:style style:name="P14" style:family="paragraph" style:parent-style-name="Normal">
      <style:text-properties style:use-window-font-color="true" officeooo:rsid="00187836" officeooo:paragraph-rsid="0017b11c"/>
    </style:style>
    <style:style style:name="P15" style:family="paragraph" style:parent-style-name="Normal">
      <style:text-properties style:use-window-font-color="true" officeooo:rsid="0017f54f" officeooo:paragraph-rsid="0017b11c"/>
    </style:style>
    <style:style style:name="P16" style:family="paragraph" style:parent-style-name="Normal">
      <style:text-properties style:use-window-font-color="true" officeooo:paragraph-rsid="0017b11c"/>
    </style:style>
    <style:style style:name="P17" style:family="paragraph" style:parent-style-name="Normal">
      <style:text-properties officeooo:paragraph-rsid="0017b11c"/>
    </style:style>
    <style:style style:name="P18" style:family="paragraph" style:parent-style-name="note">
      <style:text-properties officeooo:paragraph-rsid="0017b11c"/>
    </style:style>
    <style:style style:name="P19" style:family="paragraph" style:parent-style-name="Heading">
      <style:text-properties officeooo:paragraph-rsid="0017b11c"/>
    </style:style>
    <style:style style:name="P20" style:family="paragraph" style:parent-style-name="Heading_20_2">
      <style:text-properties officeooo:paragraph-rsid="0017b11c"/>
    </style:style>
    <style:style style:name="P21" style:family="paragraph" style:parent-style-name="Heading_20_1">
      <style:text-properties officeooo:paragraph-rsid="0017b11c"/>
    </style:style>
    <style:style style:name="P22" style:family="paragraph" style:parent-style-name="Heading_20_1">
      <style:text-properties officeooo:paragraph-rsid="0017b11c"/>
    </style:style>
    <style:style style:name="P23" style:family="paragraph" style:parent-style-name="Heading_20_1">
      <style:text-properties officeooo:rsid="001591f2" officeooo:paragraph-rsid="0017b11c"/>
    </style:style>
    <style:style style:name="T1" style:family="text">
      <style:text-properties officeooo:rsid="00187836"/>
    </style:style>
    <style:style style:name="T2" style:family="text">
      <style:text-properties officeooo:rsid="0009fbce"/>
    </style:style>
    <style:style style:name="T3" style:family="text">
      <style:text-properties officeooo:rsid="001591f2"/>
    </style:style>
    <style:style style:name="T4" style:family="text">
      <style:text-properties officeooo:rsid="0005ef30"/>
    </style:style>
    <style:style style:name="T5" style:family="text">
      <style:text-properties officeooo:rsid="0009a43c"/>
    </style:style>
    <style:style style:name="T6" style:family="text">
      <style:text-properties officeooo:rsid="00176ff8"/>
    </style:style>
    <style:style style:name="T7" style:family="text">
      <style:text-properties style:font-name="Arial1" fo:font-size="10pt"/>
    </style:style>
    <style:style style:name="T8" style:family="text">
      <style:text-properties officeooo:rsid="0017f54f"/>
    </style:style>
    <style:style style:name="T9" style:family="text">
      <style:text-properties officeooo:rsid="00078f18"/>
    </style:style>
    <style:style style:name="T10" style:family="text">
      <style:text-properties officeooo:rsid="0019787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itre de l'article</text:p>
      <text:p text:style-name="P7">Prénom et Nom</text:p>
      <text:p text:style-name="P7">Fonction ou métier et/ou contribution à des projets. <text:span text:style-name="T3">Adresse e-mail si vous le souhaitez.</text:span></text:p>
      <text:p text:style-name="P7"/>
      <text:p text:style-name="P6">Cédric Foll</text:p>
      <text:p text:style-name="P6">Rédacteur en chef de MISC - cedric@miscmag.com</text:p>
      <text:p text:style-name="P2">Ceci est le chapeau de l'article. Il s'agit d'une courte introduction au sujet ou à la problématique. Essaye<text:span text:style-name="T4">z</text:span> d'être explicite et de donner envie au lecteur de poursuivre la lecture de l'article.</text:p>
      <text:p text:style-name="P5">/// <text:span text:style-name="T5">Mots-clés ///</text:span></text:p>
      <text:p text:style-name="P11">Vous devez lister ici <text:span text:style-name="T3">les</text:span> mots-clés définissant votre article <text:span text:style-name="T3">de la manière suivante,</text:span> <text:span text:style-name="T3">e</text:span>xemple :</text:p>
      <text:p text:style-name="P12">MALWARE / PENTEST / ANALYSE FORENSIQUE / EXPLOIT / RÉSEAU / CYBERCRIMINALITÉ</text:p>
      <text:p text:style-name="P5">/// <text:span text:style-name="T5">Fin Mots-clés ///</text:span></text:p>
      <text:p text:style-name="P12">Votre article peut commencer par une introduction (attention, celle-ci ne doit en principe pas être numérotée).</text:p>
      <text:p text:style-name="P12">Plutôt que de parler des outils les plus fréquemment utilisés, nous nous sommes en partie concentrés ici sur des outils moins courants, et rarement abordés dans les colonnes de <text:span text:style-name="italic">MISC</text:span> (<text:span text:style-name="T6">A</text:span>ttention ! Cet italique est généré par le style de caractère « italic » et non par l'icône italique de LibreOffice, idem pour le gras) ou des autres magazines spécialisés.</text:p>
      <text:p text:style-name="P21">1 Titre de niveau 1</text:p>
      <text:p text:style-name="P17">Paragraphe en style « Normal » (et non « Standard » ou « Corps de texte »). </text:p>
      <text:p text:style-name="P3"># <text:span text:style-name="T4">Ceci est du code</text:span></text:p>
      <text:p text:style-name="P3"><text:span text:style-name="T4"># </text:span>Une entrée typique de menu.lst</text:p>
      <text:p text:style-name="P3"># Le style employé est « code »</text:p>
      <text:p text:style-name="P3">title= DEBIAN GNU/Linux 2.6.24 (hdc3 - ext3)</text:p>
      <text:p text:style-name="P3">kernel= (hd1,2)/boot/vmlinuz-2.6.24-1-686 root=/dev/hdc3 vga=extended</text:p>
      <text:p text:style-name="P3">initusrd (hd1,2)/boot/initrd.img-2.6.24-1-686</text:p>
      <text:p text:style-name="P17">Paragraphe en « Normal ». On fait ici mention d'un élément de la configuration : <text:span text:style-name="T4">l</text:span>'étiquette <text:span text:style-name="code_5f_par">title</text:span> (style de caractère « code_par » pour du code dans du texte) permet d'ajouter un titre dans les menus de GRUB. La commande <text:span text:style-name="code_5f_par">grub-install</text:span> permet l'installation du <text:span text:style-name="italic">bootloader</text:span>. Nous pouvons spécifier le mode graphique à utiliser avec l'option <text:span text:style-name="code_5f_par">vga </text:span>:</text:p>
      <text:p text:style-name="P3">01: # Une entrée typique de menu.lst</text:p>
      <text:p text:style-name="P3">02: title= DEBIAN GNU/Linux 2.6.24 (hdc3 - ext3)</text:p>
      <text:p text:style-name="P3">03: kernel= (hd1,2)/boot/vmlinuz-2.6.24-1-686 root=/dev/hdc3 <text:span text:style-name="code_5f_em">vga=extended</text:span></text:p>
      <text:p text:style-name="P3">04: initrd (hd1,2)/boot/initrd.img-2.6.24-1-686</text:p>
      <text:p text:style-name="P17">Si vous souhaitez faire référence à des lignes de code pour les expliquer, vous pouvez les numéroter comme dans le code ci-dessus. </text:p>
      <text:p text:style-name="P5">/// Début note PAO ///</text:p>
      <text:p text:style-name="P17"><text:span text:style-name="T6">Vous pouvez mentionner de cette manière les éventuelles informations</text:span> à indiquer à la rédaction <text:span text:style-name="T3">ou au service de mise en page</text:span>. <text:span text:style-name="T6">Cette mention</text:span> n'apparaîtra pas dans l'article final.</text:p>
      <text:p text:style-name="P5">/// Fin note PAO ///</text:p>
      <text:p text:style-name="P17">Le second thème de ce dossier explore l’audit des applications à la découverte de failles de sécurité. Il s’ouvre avec un article sur <text:span text:style-name="gras">American Fuzzy Lop</text:span> <text:span text:style-name="T6">(Attention, le « gras » est généré par le style de caractère « gras » et non par l'icône gras de LibreOffice)</text:span>, un outil de fuzzing cherchant à couvrir le maximum de code du programme audité en analysant son graphe d’exécution.</text:p>
      <text:p text:style-name="P5">/// Début note ///</text:p>
      <text:p text:style-name="P18">Le texte présent ici, rédigé en style « Note », apparaîtra dans l'article final dans une boîte spéciale « note ». Vous pourrez ainsi présenter des informations complémentaires. </text:p>
      <text:p text:style-name="P5">/// Fin note ///</text:p>
      <text:p text:style-name="P17">Les indications en style « pragma », comme ci-dessus, doivent toujours être encadrées de 3 slashs /// <text:span text:style-name="T7">…</text:span> ///.</text:p>
      <text:p text:style-name="P13">Si vous souhaitez une note ayant <text:span text:style-name="T8">un titre spécifique, par exemple :</text:span> « Attention », il faut utiliser :</text:p>
      <text:p text:style-name="P5">/// Début note : <text:span text:style-name="T9">Attention </text:span>///</text:p>
      <text:p text:style-name="P18"><text:soft-page-break/>Le texte présent ici, rédigé en style « No<text:span text:style-name="T10">te</text:span> », apparaîtra dans l'article final dans une boîte spéciale « <text:span text:style-name="T9">Attention</text:span> ».</text:p>
      <text:p text:style-name="P4">/// Fin note ///</text:p>
      <text:p text:style-name="P17">Les sessions de commandes interactives sont à utiliser avec le style de paragraphe « console ». On peut également mettre en évidence certaines parties, grâce au style de caractère « code_em » : </text:p>
      <text:p text:style-name="P8">$ cat dma</text:p>
      <text:p text:style-name="P8">2: floppy</text:p>
      <text:p text:style-name="P8">3: <text:span text:style-name="code_5f_em">parport0</text:span><text:span text:style-name="T4"> # mise en évidence avec </text:span><text:span text:style-name="code_5f_em"><text:span text:style-name="T4">code_em</text:span></text:span></text:p>
      <text:p text:style-name="P8">4: cascade</text:p>
      <text:p text:style-name="P17">Plus d'informations sur <text:span text:style-name="T8">le magazine sur le blog officiel</text:span> : <text:span text:style-name="url"><text:span text:style-name="T8">http://www.miscmag.com/</text:span></text:span><text:span text:style-name="T8"> </text:span>(notez l'utilisation du style de caractère « url » et la désactivation de l'hyperlien).</text:p>
      <text:p text:style-name="P17">Vous pouvez également insérer des listes à puces ou numérotées dans votre article, comme ceci :</text:p>
      <text:p text:style-name="P17">- item 1 ;</text:p>
      <text:p text:style-name="P17">- item 2 ;</text:p>
      <text:p text:style-name="P17">- item 3 ;</text:p>
      <text:p text:style-name="P17">- etc.</text:p>
      <text:p text:style-name="P17">Notez que nous n'utilisons pas les puces/numérotations automatiques de LibreOffice.</text:p>
      <text:p text:style-name="P17">De même, les tableaux doivent être présentés le plus simplement possible, le contenu doit être en style « Normal », par exemple :</text:p>
      <table:table table:name="Tableau1" table:style-name="Tableau1">
        <table:table-column table:style-name="Tableau1.A" table:number-columns-repeated="3"/>
        <table:table-row>
          <table:table-cell table:style-name="Tableau1.A1" office:value-type="string">
            <text:p text:style-name="P17">blabla</text:p>
          </table:table-cell>
          <table:table-cell table:style-name="Tableau1.A1" office:value-type="string">
            <text:p text:style-name="P17">blabla</text:p>
          </table:table-cell>
          <table:table-cell table:style-name="Tableau1.C1" office:value-type="string">
            <text:p text:style-name="P17">blabla</text:p>
          </table:table-cell>
        </table:table-row>
        <table:table-row>
          <table:table-cell table:style-name="Tableau1.A2" office:value-type="string">
            <text:p text:style-name="P17">blabla</text:p>
          </table:table-cell>
          <table:table-cell table:style-name="Tableau1.A2" office:value-type="string">
            <text:p text:style-name="P17">blabla</text:p>
          </table:table-cell>
          <table:table-cell table:style-name="Tableau1.C2" office:value-type="string">
            <text:p text:style-name="P17">blabla</text:p>
          </table:table-cell>
        </table:table-row>
      </table:table>
      <text:p text:style-name="P17">Les références, à mettre en style « gras », doivent être intégrées dans le discours du texte et leur étiquette sera un nombre <text:span text:style-name="T1">OU un mot-clé</text:span>. Exemple : </text:p>
      <text:p text:style-name="P16"><text:span text:style-name="T1">Vous trouverez tous les sommaires des derniers numéros publiés sur le blog des Éditions Diamond </text:span><text:span text:style-name="gras"><text:span text:style-name="T1">[EDBLOG]</text:span></text:span><text:span text:style-name="T1">.</text:span></text:p>
      <text:p text:style-name="P14">OU</text:p>
      <text:p text:style-name="P15">Enfin, des infrastructures dédiées sont parfois mises en place pour chacune des cibles <text:span text:style-name="T1">comme l'a décrit cet article</text:span> <text:span text:style-name="gras">[1]</text:span>. <text:span text:style-name="T1">Vous trouverez également des informations supplémentaires sur le sujet dans cet ouvrage </text:span><text:span text:style-name="gras"><text:span text:style-name="T1">[2]</text:span></text:span><text:span text:style-name="T1">.</text:span></text:p>
      <text:p text:style-name="P17">C'est seulement lorsqu'une citation apparaît dans le texte qu<text:span text:style-name="T1">'</text:span>elle peut être développée dans la section « Références » en fin d'article. </text:p>
      <text:p text:style-name="P17">N'intégrez pas vos images dans le fichier LibreOffice, mais faites-en mention avec le style « pragma ». <text:span text:style-name="T4">Vous pouvez faire référence à une figure dans le texte : comme on peut le voir en figure 1, ... ou encore (voir figure 1).</text:span></text:p>
      <text:p text:style-name="P5">/// Image : nom_article_figure_01.png ///</text:p>
      <text:p text:style-name="P1">Fig. 1 : Exemple d'écran de démarrage GRUB. Une légende peut être une simple phrase ou même la mention du numéro de figure. Le style utilisé pour une légende.... est « legende ».</text:p>
      <text:p text:style-name="P17">Lorsqu'on décrit une interface graphique ou texte, il est possible de faire référence aux menus et options avec le style de caractères « menu ». Exemple : Cochez l'option <text:span text:style-name="menu">Auto-connexion</text:span> dans la fenêtre des options qui apparaît via le menu <text:span text:style-name="menu">Fichier &gt; Préférences</text:span>. </text:p>
      <text:p text:style-name="P17">Bla blabla bla blabla, bla bla bla blabla. Bla blabla bla blabla, bla bla bla blabla. Bla blabla bla blabla, bla bla bla blabla. Bla blabla bla blabla, bla bla bla blabla. Bla blabla bla blabla, bla bla bla blabla. Bla blabla bla blabla, bla bla bla blabla. Bla blabla bla blabla, bla bla bla blabla. Bla blabla bla blabla, bla bla bla blabla.</text:p>
      <text:p text:style-name="P20">1.1 Titre de niveau 2</text:p>
      <text:p text:style-name="P17">Bla blabla bla blabla, bla bla bla blabla. Bla blabla bla blabla, bla bla bla blabla. Bla blabla bla blabla, bla bla bla blabla. Bla blabla bla blabla, bla bla bla blabla. Bla blabla bla blabla, bla bla bla blabla. Bla blabla bla blabla, bla bla bla blabla. Bla blabla bla blabla, bla bla bla blabla. Bla blabla bla blabla, bla bla bla blabla.</text:p>
      <text:p text:style-name="P17">Bla blabla bla blabla, bla bla bla blabla. Bla blabla bla blabla, bla bla bla blabla. Bla blabla bla blabla, bla bla bla blabla. Bla blabla bla blabla, bla bla bla blabla.</text:p>
      <text:p text:style-name="P9"><text:soft-page-break/>1.1.1 Titre de niveau 3</text:p>
      <text:p text:style-name="P17">Bla blabla bla blabla, bla bla bla blabla. Bla blabla bla blabla, bla bla bla blabla. Bla blabla bla blabla, bla bla bla blabla. Bla blabla bla blabla, bla bla bla blabla. Bla blabla bla blabla, bla bla bla blabla. Bla blabla bla blabla, bla bla bla blabla. Bla blabla bla blabla, bla bla bla blabla. Bla blabla bla blabla, bla bla bla blabla.</text:p>
      <text:p text:style-name="P17">Bla blabla bla blabla, bla bla bla blabla. Bla blabla bla blabla, bla bla bla blabla. Bla blabla bla blabla, bla bla bla blabla. Bla blabla bla blabla, bla bla bla blabla.</text:p>
      <text:p text:style-name="P10">1.1.1.1 Titre de niveau 4</text:p>
      <text:p text:style-name="P17">Bla blabla bla blabla, bla bla bla blabla. Bla blabla bla blabla, bla bla bla blabla. Bla blabla bla blabla, bla bla bla blabla. Bla blabla bla blabla, bla bla bla blabla. Bla blabla bla blabla, bla bla bla blabla. Bla blabla bla blabla, bla bla bla blabla. Bla blabla bla blabla, bla bla bla blabla. Bla blabla bla blabla, bla bla bla blabla.</text:p>
      <text:p text:style-name="P17">Bla blabla bla blabla, bla bla bla blabla. Bla blabla bla blabla, bla bla bla blabla. Bla blabla bla blabla, bla bla bla blabla. Bla blabla bla blabla, bla bla bla blabla.</text:p>
      <text:h text:style-name="P21" text:outline-level="1">Conclusion</text:h>
      <text:p text:style-name="P17">La conclusion <text:span text:style-name="T1">de l'article</text:span> ne comporte pas de numérotation.</text:p>
      <text:h text:style-name="P23" text:outline-level="1">Remerciements</text:h>
      <text:p text:style-name="P17">Si vous souhaitez ajouter des remerciements à votre article, cette partie pourra être ajoutée à cet endroit <text:span text:style-name="T3">et présentée de cette manière. </text:span></text:p>
      <text:h text:style-name="P21" text:outline-level="1">Références</text:h>
      <text:p text:style-name="P17"><text:span text:style-name="gras">[</text:span><text:span text:style-name="gras"><text:span text:style-name="T1">EDBLOG</text:span></text:span><text:span text:style-name="gras">] </text:span><text:span text:style-name="T1">Blog</text:span> officiel de<text:span text:style-name="T1">s Éditions Diamond</text:span> : <text:span text:style-name="url"><text:span text:style-name="T1">http://www.editions-diamond.fr/</text:span></text:span></text:p>
      <text:p text:style-name="P17"><text:span text:style-name="gras">[</text:span><text:span text:style-name="gras"><text:span text:style-name="T1">1</text:span></text:span><text:span text:style-name="gras">]</text:span> <text:span text:style-name="T1">P. Nom</text:span>, « Titre de l'article », <text:span text:style-name="italic"><text:span text:style-name="T1">MISC</text:span></text:span><text:span text:style-name="italic"> n°</text:span><text:span text:style-name="italic"><text:span text:style-name="T1">82</text:span></text:span>, <text:span text:style-name="T1">novembre-décembre</text:span> 201<text:span text:style-name="T1">5</text:span>.</text:p>
      <text:p text:style-name="P17"><text:span text:style-name="gras">[</text:span><text:span text:style-name="gras"><text:span text:style-name="T1">2</text:span></text:span><text:span text:style-name="gras">]</text:span> <text:span text:style-name="T2">P. </text:span>Nom et <text:span text:style-name="T1">P. </text:span>Autrenom, « Titre livre », éditeur, anné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3" svg:font-family="Tahoma"/>
    <style:font-face style:name="Bitstream Vera Sans Mono" svg:font-family="'Bitstream Vera Sans Mono'" style:font-adornments="Gras"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2" svg:font-family="Tahoma" style:font-pitch="variable"/>
    <style:font-face style:name="Letter Gothic MT" svg:font-family="'Letter Gothic MT'" style:font-adornments="Gras" style:font-family-generic="moder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Arial Black" svg:font-family="'Arial Black'" style:font-adornments="Gras" style:font-family-generic="swiss" style:font-pitch="variable"/>
    <style:font-face style:name="Arial Black1" svg:font-family="'Arial Black'" style:font-adornments="Italique gras" style:font-family-generic="swiss" style:font-pitch="variable"/>
    <style:font-face style:name="Arial Narrow" svg:font-family="'Arial Narrow'" style:font-adornments="Italique" style:font-family-generic="swiss" style:font-pitch="variable"/>
    <style:font-face style:name="Tahoma1" svg:font-family="Tahoma" style:font-adornments="Gras" style:font-family-generic="swiss" style:font-pitch="variable"/>
    <style:font-face style:name="Tahoma" svg:font-family="Tahoma" style:font-adornments="Norma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Signature" style:family="paragraph" style:parent-style-name="Standard" style:class="text">
      <style:paragraph-properties fo:text-align="end" style:justify-single-word="false" text:number-lines="false" text:line-number="0"/>
      <style:text-properties style:font-name="Arial" fo:font-family="Arial" style:font-style-name="Gras" style:font-family-generic="swiss" style:font-pitch="variable" fo:font-size="8pt" fo:font-weight="bold"/>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rial Black" fo:font-family="'Arial Black'" style:font-style-name="Gras" style:font-family-generic="swiss" style:font-pitch="variable" fo:font-size="24pt" fo:font-weight="bold" style:font-name-asian="MS Mincho" style:font-family-asian="'MS Mincho'" style:font-pitch-asian="variable" style:font-size-asian="14pt" style:font-name-complex="Tahoma2"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ahoma" fo:font-family="Tahoma" style:font-style-name="Normal" style:font-family-generic="swiss" style:font-pitch="variable" fo:font-size="16pt" fo:font-weight="normal" style:font-name-asian="Lucida Sans Unicode" style:font-family-asian="'Lucida Sans Unicode'" style:font-pitch-asian="variable" style:font-size-asian="24pt" style:font-weight-asian="bold" style:font-name-complex="Tahoma2" style:font-family-complex="Tahoma"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Tahoma" fo:font-family="Tahoma" style:font-style-name="Normal" style:font-family-generic="swiss" style:font-pitch="variable" fo:font-size="14pt" fo:font-weight="normal" style:font-name-asian="Lucida Sans Unicode" style:font-family-asian="'Lucida Sans Unicode'" style:font-pitch-asian="variable" style:font-size-asian="18pt" style:font-weight-asian="bold" style:font-name-complex="Tahoma2" style:font-family-complex="Tahoma"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ahoma" fo:font-family="Tahoma" style:font-style-name="Normal" style:font-family-generic="swiss" style:font-pitch="variable"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Tahoma1" fo:font-family="Tahoma" style:font-style-name="Gras" style:font-family-generic="swiss" style:font-pitch="variable" fo:font-size="10pt" fo:font-weight="bold" style:font-name-asian="Lucida Sans Unicode" style:font-family-asian="'Lucida Sans Unicode'" style:font-pitch-asian="variable" style:font-size-asian="12pt" style:font-weight-asian="bold" style:font-name-complex="Tahoma2" style:font-family-complex="Tahoma" style:font-pitch-complex="variable" style:font-size-complex="12pt" style:font-weight-complex="bold"/>
    </style:style>
    <style:style style:name="List" style:family="paragraph" style:parent-style-name="Text_20_body" style:class="list">
      <style:text-properties style:font-name-complex="Tahoma3" style:font-family-complex="Tahoma"/>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3"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ormal" style:family="paragraph" style:parent-style-name="Standard" style:master-page-name="">
      <style:paragraph-properties fo:margin-top="0.199cm" fo:margin-bottom="0.101cm" loext:contextual-spacing="false" style:page-number="auto"/>
      <style:text-properties style:font-name="Arial1" fo:font-family="Arial" style:font-style-name="Normal" style:font-family-generic="swiss" style:font-pitch="variable" fo:font-size="10pt"/>
    </style:style>
    <style:style style:name="chapeau" style:family="paragraph" style:parent-style-name="Normal" style:next-style-name="Normal">
      <style:text-properties style:font-name="Arial Black1" fo:font-family="'Arial Black'" style:font-style-name="Italique gras" style:font-family-generic="swiss" style:font-pitch="variable" fo:font-size="11pt" fo:font-style="italic" fo:font-weight="bold"/>
    </style:style>
    <style:style style:name="legende" style:family="paragraph" style:parent-style-name="Normal" style:next-style-name="Normal">
      <style:text-properties style:font-name="Arial Narrow" fo:font-family="'Arial Narrow'" style:font-style-name="Italique" style:font-family-generic="swiss" style:font-pitch="variable" fo:font-style="italic"/>
    </style:style>
    <style:style style:name="note" style:family="paragraph" style:parent-style-name="Normal" style:next-style-name="Normal">
      <style:text-properties fo:font-size="8pt"/>
    </style:style>
    <style:style style:name="code" style:family="paragraph" style:parent-style-name="Normal" style:next-style-name="Normal" style:master-page-name="">
      <loext:graphic-properties draw:fill="solid" draw:fill-color="#ffffcc" draw:opacity="100%"/>
      <style:paragraph-properties fo:margin-top="0cm" fo:margin-bottom="0cm" loext:contextual-spacing="false" style:page-number="auto" fo:background-color="#ffffcc"/>
      <style:text-properties style:font-name="Courier New" fo:font-family="'Courier New'" style:font-family-generic="modern" style:font-pitch="fixed" fo:font-size="8pt"/>
    </style:style>
    <style:style style:name="pragma" style:family="paragraph" style:parent-style-name="Normal" style:next-style-name="Normal" style:master-page-name="">
      <loext:graphic-properties draw:fill="solid" draw:fill-color="#ff0000" draw:opacity="100%"/>
      <style:paragraph-properties style:page-number="auto" fo:background-color="#ff0000" style:shadow="none">
        <style:tab-stops/>
      </style:paragraph-properties>
      <style:text-properties fo:font-style="italic"/>
    </style:style>
    <style:style style:name="console" style:family="paragraph" style:parent-style-name="Normal" style:next-style-name="Normal" style:master-page-name="">
      <loext:graphic-properties draw:fill="solid" draw:fill-color="#000000" draw:opacity="100%"/>
      <style:paragraph-properties fo:margin-top="0cm" fo:margin-bottom="0cm" loext:contextual-spacing="false" fo:line-height="100%" style:page-number="auto" fo:background-color="#000000"/>
      <style:text-properties fo:color="#ffffff" style:font-name="Courier New" fo:font-family="'Courier New'" style:font-family-generic="modern" style:font-pitch="fixed" fo:font-size="8pt"/>
    </style:style>
    <style:style style:name="Footnote_20_Symbol" style:display-name="Footnote Symbol" style:family="text"/>
    <style:style style:name="Endnote_20_Symbol" style:display-name="Endnote Symbol" style:family="text"/>
    <style:style style:name="code_5f_par" style:display-name="code_par" style:family="text">
      <style:text-properties fo:color="#8b0000" style:font-name="Bitstream Vera Sans Mono" fo:font-family="'Bitstream Vera Sans Mono'" style:font-style-name="Gras" style:font-family-generic="modern" style:font-pitch="fixed" fo:font-size="9pt" fo:font-weight="bold" officeooo:rsid="0015ab34" style:font-weight-asian="bold" style:font-weight-complex="bold"/>
    </style:style>
    <style:style style:name="code_5f_em" style:display-name="code_em" style:family="text">
      <style:text-properties fo:color="#ff0000" style:font-name="Letter Gothic MT" fo:font-family="'Letter Gothic MT'" style:font-style-name="Gras" style:font-family-generic="modern" style:font-pitch="variable" fo:font-size="9pt" fo:font-weight="bold"/>
    </style:style>
    <style:style style:name="menu" style:family="text">
      <style:text-properties style:font-name="Arial2" fo:font-family="Arial" style:font-style-name="Gras Italique" style:font-family-generic="swiss" style:font-pitch="variable" fo:font-size="9pt" fo:font-style="italic" fo:font-weight="bold" fo:background-color="#b0c4de"/>
    </style:style>
    <style:style style:name="url" style:family="text">
      <style:text-properties style:font-name="Arial" fo:font-family="Arial" style:font-style-name="Gras" style:font-family-generic="swiss" style:font-pitch="variable" fo:font-size="10pt" style:text-underline-style="none" fo:font-weight="bold" officeooo:rsid="0015ab34" fo:background-color="#afeeee"/>
    </style:style>
    <style:style style:name="gras" style:family="text">
      <style:text-properties fo:color="#ffa07a" style:font-name="Arial1" fo:font-family="Arial" style:font-style-name="Normal" style:font-family-generic="swiss" style:font-pitch="variable" fo:font-size="10pt" fo:font-weight="bold" officeooo:rsid="0015ab34" fo:background-color="transparent"/>
    </style:style>
    <style:style style:name="italic" style:family="text">
      <style:text-properties fo:color="#3cb371" style:font-name="Arial1" fo:font-family="Arial" style:font-style-name="Normal" style:font-family-generic="swiss" style:font-pitch="variable" fo:font-size="10pt" fo:font-style="italic"/>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exposant" style:family="text">
      <style:text-properties style:text-position="super 58%"/>
    </style:style>
    <style:style style:name="indice" style:family="text" style:parent-style-name="exposant">
      <style:text-properties style:text-position="sub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Diamond_editions</dc:title>
    <meta:creation-date>2017-10-24T16:01:53.796827490</meta:creation-date>
    <dc:language>fr-FR</dc:language>
    <meta:editing-cycles>2</meta:editing-cycles>
    <meta:editing-duration>PT52S</meta:editing-duration>
    <dc:date>2017-10-24T16:02:44.153268964</dc:date>
    <meta:document-statistic meta:character-count="7762" meta:image-count="0" meta:non-whitespace-character-count="6505" meta:object-count="0" meta:page-count="3" meta:paragraph-count="84" meta:table-count="1" meta:word-count="1333"/>
    <meta:user-defined meta:name="Info 1"/>
    <meta:user-defined meta:name="Info 2"/>
    <meta:user-defined meta:name="Info 3"/>
    <meta:user-defined meta:name="Info 4"/>
  </office:meta>
</office:document-meta>
</file>

<file path=Basic/Standard/Diamond.xml><?xml version="1.0" encoding="utf-8"?>
<!DOCTYPE module  PUBLIC '-//OpenOffice.org//DTD OfficeDocument 1.0//EN'  'module.dtd'>
<script:module xmlns:script="http://openoffice.org/2000/script" script:name="Diamond" script:language="StarBasic">REM  *****  BASIC  *****
REM  **
REM  ** Macro de Statistiques pour Diamond Editions
REM  **
REM  ** Auteur : Tristan Colombo &lt;tristan.colombo@gnulinuxmag.com&gt;
REM  ** Créé   : le 22 mai 2014
REM  **
REM  *******************

Option Explicit

Sub insertFigure()
  REM *****
  REM ** Insertion des lignes d'une figure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image: nom_article_figure_01.png ///", false)
    Texte.insertControlCharacter(Curseur, com.sun.star.text.ControlCharacter.PARAGRAPH_BREAK, False)
    Curseur.ParaStyleName = "legende"
    Texte.insertString(Curseur, "Fig. 1: ", false)
  End If
End Sub



Sub insertEncadre()
  REM *****
  REM ** Insertion d'un encadré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Début encadré ///", false)
    Texte.insertControlCharacter(Curseur, com.sun.star.text.ControlCharacter.PARAGRAPH_BREAK, False)
    Curseur.ParaStyleName = "Titre 1"
    Texte.insertString(Curseur, "Titre", false)
    Texte.insertControlCharacter(Curseur, com.sun.star.text.ControlCharacter.PARAGRAPH_BREAK, False)
    Curseur.ParaStyleName = "Normal"
    Texte.insertString(Curseur, "blabla", false)
     Texte.insertControlCharacter(Curseur, com.sun.star.text.ControlCharacter.PARAGRAPH_BREAK, False)
    Curseur.ParaStyleName = "pragma"
    Texte.insertString(Curseur, "/// Fin encadré ///", false)
  End If
End Sub



Sub insertNote()
  REM *****
  REM ** Insertion d'une note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Début note ///", false)
    Texte.insertControlCharacter(Curseur, com.sun.star.text.ControlCharacter.PARAGRAPH_BREAK, False)
    Curseur.ParaStyleName = "Normal"
    Texte.insertString(Curseur, "blabla", false)
     Texte.insertControlCharacter(Curseur, com.sun.star.text.ControlCharacter.PARAGRAPH_BREAK, False)
    Curseur.ParaStyleName = "pragma"
    Texte.insertString(Curseur, "/// Fin note ///", false)
  End If
End Sub



Sub AfficheNumeroLigneCode()
    REM *****
    REM ** Rajoute un numéro de ligne à un ensemble de lignes sélectionnées
    REM ** par l'utilisateur
    REM *****
	Dim Curseur          As Object
	Dim TexteSelectionne As String
	Dim NumeroLigne      As Integer
	Dim Lignes()         As String
	Dim Ligne            As String
	Dim NouvellesLignes  As String
	
	' On récupère toutes les lignes sélectionnées
	Curseur          = ThisComponent.CurrentController.ViewCursor()
	TexteSelectionne = Curseur.String
	NumeroLigne      = 1
	Lignes           = Split(TexteSelectionne, Chr(10))
	
	' Ajout des numéros de ligne
	For Each Ligne in Lignes
	    If (NouvellesLignes &lt;&gt; "") Then
	      NouvellesLignes = NouvellesLignes &amp; Chr(10)
	    End If
		NouvellesLignes = NouvellesLignes &amp; Format(NumeroLigne, "00\:") &amp; Chr(160) &amp; Ligne
		NumeroLigne = NumeroLigne + 1
	Next Ligne
	
	' Changement de style
	If (NouvellesLignes &lt;&gt; "") Then
		Curseur.ParaStyleName = "code"
	Else
		MsgBox("Vous n'avez pas sélectionné de texte !", 0 + 16 + 128)
		Exit Sub
	End If
	
	' Remplacement du texte sélectionné
	Curseur.String = NouvellesLignes
	
	Exit Sub

' Traitement du cas d'erreur où aucun texte n'a été sélectionné
PasDeSelection:
	MsgBox("Erreur !")
	Exit Sub
	
End Sub



Sub Stats_DiamondEditions()
  REM *****
  REM ** Affichage du nombre de pages
  REM *****
  Dim iConfigLPPage         As Integer
  Dim iConfigGLMFPage       As Integer
  Dim iConfigMookPage       As Integer
  Dim iConfigLPMax          As Integer
  Dim iConfigGLMFMax        As Long
  Dim iConfigLicenceClassic As Integer
  Dim iConfigLicenceCommons As Integer

  Dim sMessage              As String

  Dim oTrouveInsecable      As Object
  Dim oTrouve               As Object
  Dim oTrouveTout           As Object
  
  Dim iNbEspaces            As Long
  Dim iNbCaracteresTot      As Long
  Dim iNbCaracteres         As Long
  
  Dim iTypeBox              As Integer
  
  ' Configuration
  iConfigGLMFPage       = 3500
  iConfigMookPage       = 3200
  iConfigLPMax          = 14000
  iConfigGLMFMax        = 40000
  
  iTypeBox              = 70
  
  ' Recherche des espaces
  oTrouve = ThisComponent.createSearchDescriptor
  With oTrouve
    .SearchString = " "
    .SearchWords  = false
  End With
  
  ' Recherche des espaces insécables
  oTrouveInsecable = ThisComponent.createSearchDescriptor
  With oTrouveInsecable
    .SearchString = Chr(160)
    .SearchWords  = false
  End With
  
  ' Recherche de tous les caractères
  oTrouveTout = ThisComponent.createSearchDescriptor
  With oTrouveTout
    .SearchString            = "." '"[^ ]"
    .SearchWords             = false
    .SearchRegularExpression = true
  End With
  
  iNbEspaces       = ThisComponent.findAll(oTrouve).count + ThisComponent.findAll(oTrouveInsecable).count
  iNbCaracteresTot = ThisComponent.findAll(oTrouveTout).count
  iNbCaracteres    = iNbCaracteresTot - iNbEspaces

  sMessage = "Statistiques Diamond Editions" &amp; Chr(13) &amp; Chr(13)
  sMessage = sMessage &amp; "GLMF ou LP :" &amp; Chr(13)
  sMessage = sMessage &amp; "  - Page(s) : " &amp; Format((iNbCaracteresTot / iConfigGLMFPage), "##.##") &amp; Chr(13) &amp; Chr(13)
  
  sMessage = sMessage &amp; "Mook :" &amp; Chr(13)
  sMessage = sMessage &amp; "  - Page(s) : " &amp; Format((iNbCaracteresTot / iConfigMookPage), "##.##") &amp; Chr(13) &amp; Chr(13)
  
  If iNbCaracteresTot &gt; iConfigLPMax Then
    sMessage = sMessage &amp; "  - ATTENTION! Dépassement pour LP : " &amp; iNbCaracteresTot - iConfigLPMax &amp; " caractères" &amp; Chr(13)
    iTypeBox = 17
  EndIf
  
  If iNbCaracteresTot &gt; iConfigGLMFMax Then
    sMessage = sMessage &amp; "  - ATTENTION! Dépassement pour GLMF : " &amp; iNbCaracteresTot - iConfigGLMFMax &amp; " caractères" &amp; Chr(13)
    iTypeBox = 17
  EndIf
  
  MsgBox(sMessage, iTypeBox)
End Sub


Sub Aide()  
  Dim sMessage As String
  
  sMessage = "Liste des raccourcis Diamond" &amp; Chr(13) &amp; Chr(13) &amp; Chr(13)
  sMessage = sMessage &amp; "Général" &amp; Chr(13)
  sMessage = sMessage &amp; "----------" &amp; Chr(13) &amp; Chr(13)
  sMessage = sMessage &amp; "  - &lt;Ctrl&gt; + &lt;F5&gt; : Aide" &amp; Chr(13)
  sMessage = sMessage &amp; "  - &lt;F4&gt; : Compteur de pages" &amp; Chr(13) &amp; Chr(13)
  
  sMessage = sMessage &amp; "Accélérateurs" &amp; Chr(13)
  sMessage = sMessage &amp; "-----------------" &amp; Chr(13) &amp; Chr(13)
  sMessage = sMessage &amp; "  - &lt;F2&gt; : Insertion figure" &amp; Chr(13)
  sMessage = sMessage &amp; "  - &lt;F3&gt; : Insertion encadré" &amp; Chr(13)
  sMessage = sMessage &amp; "  - &lt;F5&gt; : Insertion note" &amp; Chr(13)
  sMessage = sMessage &amp; "  - &lt;Ctrl&gt; + &lt;Shift&gt; + &lt;c&gt; : Affiche numéros lignes (sélection)" &amp; Chr(13) &amp; Chr(13)
  
  sMessage = sMessage &amp; "Styles de Paragraphes" &amp; Chr(13)
  sMessage = sMessage &amp; "--------------------------" &amp; Chr(13) &amp; Chr(13)
  sMessage = sMessage &amp; "  - &lt;Ctrl&gt; + &lt;o&gt; : Normal" &amp; Chr(13)
  sMessage = sMessage &amp; "  - &lt;Ctrl&gt; + &lt;h&gt; : Console" &amp; Chr(13)
  sMessage = sMessage &amp; "  - &lt;Ctrl&gt; + &lt;q&gt; : Code" &amp; Chr(13)
  sMessage = sMessage &amp; "  - &lt;Ctrl&gt; + &lt;j&gt; : Pragma" &amp; Chr(13)
  sMessage = sMessage &amp; "  - &lt;Ctrl&gt; + &lt;k&gt; : Note" &amp; Chr(13) &amp; Chr(13)
  sMessage = sMessage &amp; "  - &lt;Ctrl&gt; + &lt;1&gt; : Titre 1" &amp; Chr(13)
  sMessage = sMessage &amp; "  - &lt;Ctrl&gt; + &lt;2&gt; : Titre 2" &amp; Chr(13)
  sMessage = sMessage &amp; "  - &lt;Ctrl&gt; + &lt;3&gt; : Titre 3" &amp; Chr(13) &amp; Chr(13)
  
  sMessage = sMessage &amp; "Styles de Caractères" &amp; Chr(13)
  sMessage = sMessage &amp; "------------------------" &amp; Chr(13) &amp; Chr(13)
  sMessage = sMessage &amp; "  - &lt;Ctrl&gt; + &lt;p&gt; : Code_par" &amp; Chr(13)
  sMessage = sMessage &amp; "  - &lt;Ctrl&gt; + &lt;n&gt; : Code_em" &amp; Chr(13)
  sMessage = sMessage &amp; "  - &lt;Ctrl&gt; + &lt;l&gt; : Url" &amp; Chr(13)
  sMessage = sMessage &amp; "  - &lt;Ctrl&gt; + &lt;i&gt; : Italic" &amp; Chr(13)
  sMessage = sMessage &amp; "  - &lt;Ctrl&gt; + &lt;g&gt; : Gras" &amp; Chr(13)
  
  MsgBox(sMessage, 70)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iamon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